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tab/><text:tab/><text:tab/><text:tab/><text:tab/><text:tab/>Alex’s Translator<text:tab/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<text:tab/><text:tab/><text:tab/><text:tab/><text:tab/>Objectif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/>
              </text:list-item>
              <text:list-item>
                <text:p text:style-name="P3">Traduire de l’alphanumérique vers l’ASCII et inverssement.</text:p>
              </text:list-item>
              <text:list-item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3"><text:tab/><text:tab/><text:tab/><text:tab/><text:tab/><text:tab/>Demonstr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<text:tab/><text:tab/><text:tab/>Fonctionnemen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Dans un premier temps on demande à l’utilisateur de faire un choix dans un menu</text:p>
              </text:list-item>
              <text:list-item>
                <text:p/>
              </text:list-item>
              <text:list-item>
                <text:p>- On vérifie si la saisie est bien conforme aux choix offert par le menu donc 1 ou 2 et rien d’autre.</text:p>
              </text:list-item>
              <text:list-item>
                <text:p/>
              </text:list-item>
              <text:list-item>
                <text:p>- Puis en fonction de l’option sélectionné le script traduit soit de ASCII → Alphanumérique <text:tab/><text:tab/><text:tab/><text:tab/><text:tab/><text:tab/> <text:s text:c="2"/>soit Alphanumérique → ASCII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/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3"><text:tab/><text:tab/><text:tab/><text:tab/><text:tab/><text:tab/><text:tab/>Amélioratio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Changer la manière de faire la vérification de la saisie utilisateur par un switch case</text:p>
              </text:list-item>
              <text:list-item>
                <text:p/>
              </text:list-item>
              <text:list-item>
                <text:p>- Ajouter une vérification une fois le type de traduction choisit</text:p>
              </text:list-item>
              <text:list-item>
                <text:p/>
              </text:list-item>
              <text:list-item>
                <text:p>- Faire une traduction d’une phrase puis d’un fichier</text:p>
              </text:list-item>
              <text:list-item>
                <text:p/>
              </text:list-item>
              <text:list-item>
                <text:p>- Ajouter le fichier à traduire en argument du scrip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QUESTIO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8:41:57.016033538</meta:creation-date>
    <meta:editing-duration>PT33M13S</meta:editing-duration>
    <meta:editing-cycles>4</meta:editing-cycles>
    <meta:generator>LibreOffice/5.3.1.2$Linux_X86_64 LibreOffice_project/30m0$Build-2</meta:generator>
    <dc:date>2018-02-13T19:35:38.819871308</dc:date>
    <meta:document-statistic meta:object-count="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